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rModel.getLastRowForP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rModel.getLas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Model.getRow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gerModel.setPartialDataSet( boolean partialData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Model.getDataSet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Model.setPage( int p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rModel.getRowForFirs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Model.ge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rModel.isShow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Model.setDataSetSize( int dataSet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Model.encodeRowForPage( int p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rModel.getRowForNex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Model.setDefaultPageSize( int page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rModel.getDefaultPage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rModel.Pager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Model.getPage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Model.getFirs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Model.internalGetLast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rModel.getPrevious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rModel.setPageAction( String page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Model.getRowForLast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rModel.getPage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Model.setPageSize( int page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rModel.setRow( int r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rModel.getRowForPrevious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rModel.setPageHref( String page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Model.getPage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Model.setShowAll( boolean showA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Model.isPartialData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Model.getNex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Model.getOff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Model.getPage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rModel.setOffset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